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385cm" fo:min-width="0.135cm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0.385cm" fo:min-width="0.135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385cm" fo:min-width="0.135cm"/>
    </style:style>
    <style:style style:name="gr7" style:family="graphic" style:parent-style-name="standard">
      <style:graphic-properties draw:fill-color="#ea7500" draw:textarea-horizontal-align="justify" draw:textarea-vertical-align="middle" draw:auto-grow-height="false" fo:min-height="0.385cm" fo:min-width="0.135cm"/>
    </style:style>
    <style:style style:name="gr8" style:family="graphic" style:parent-style-name="standard">
      <style:graphic-properties draw:fill-color="#f10d0c" draw:textarea-horizontal-align="justify" draw:textarea-vertical-align="middle" draw:auto-grow-height="false" fo:min-height="0.385cm" fo:min-width="0.135cm"/>
    </style:style>
    <style:style style:name="gr9" style:family="graphic" style:parent-style-name="standard">
      <style:graphic-properties draw:fill-color="#4e102d" draw:textarea-horizontal-align="justify" draw:textarea-vertical-align="middle" draw:auto-grow-height="false" fo:min-height="0.385cm" fo:min-width="0.135cm"/>
    </style:style>
    <style:style style:name="gr10" style:family="graphic" style:parent-style-name="standard">
      <style:graphic-properties draw:fill-color="#bf819e" draw:textarea-horizontal-align="justify" draw:textarea-vertical-align="middle" draw:auto-grow-height="false" fo:min-height="0.385cm" fo:min-width="0.135cm"/>
    </style:style>
    <style:style style:name="gr11" style:family="graphic" style:parent-style-name="standard">
      <style:graphic-properties draw:fill-color="#127622" draw:textarea-horizontal-align="justify" draw:textarea-vertical-align="middle" draw:auto-grow-height="false" fo:min-height="0.385cm" fo:min-width="0.13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80008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ea7500"/>
      <style:paragraph-properties fo:text-align="center"/>
    </style:style>
    <style:style style:name="P8" style:family="paragraph">
      <loext:graphic-properties draw:fill-color="#f10d0c"/>
      <style:paragraph-properties fo:text-align="center"/>
    </style:style>
    <style:style style:name="P9" style:family="paragraph">
      <loext:graphic-properties draw:fill-color="#4e102d"/>
      <style:paragraph-properties fo:text-align="center"/>
    </style:style>
    <style:style style:name="P10" style:family="paragraph">
      <loext:graphic-properties draw:fill-color="#bf819e"/>
      <style:paragraph-properties fo:text-align="center"/>
    </style:style>
    <style:style style:name="P11" style:family="paragraph">
      <loext:graphic-properties draw:fill-color="#127622"/>
      <style:paragraph-properties fo:text-align="center"/>
    </style:style>
    <style:style style:name="P1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635cm" svg:height="0.635cm" svg:x="2.5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175cm" svg:y="3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1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17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1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17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54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54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1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17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54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175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54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1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175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175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1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17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35cm" svg:y="3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985cm" svg:y="3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2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2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98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985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98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35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5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985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2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985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5cm" svg:y="8.25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635cm" svg:height="0.635cm" svg:x="19.052cm" svg:y="8.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35cm" svg:height="0.635cm" svg:x="19.052cm" svg:y="9.5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35cm" svg:height="0.635cm" svg:x="20.322cm" svg:y="8.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35cm" svg:height="0.635cm" svg:x="19.687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35cm" svg:height="0.635cm" svg:x="19.052cm" svg:y="10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35cm" svg:height="0.635cm" svg:x="20.322cm" svg:y="10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35cm" svg:height="0.635cm" svg:x="19.687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draw:transform="rotate (-3.14159265358979) translate (21.588cm 10.15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-3.14159265358979) translate (21.589cm 9.52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-3.14159265358979) translate (20.324cm 10.15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-3.14159265358979) translate (20.956cm 10.1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-3.14159265358979) translate (21.59cm 8.8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-3.14159265358979) translate (20.322cm 8.89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-3.14159265358979) translate (20.956cm 8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19.685cm" svg:y="3.17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9.685cm" svg:y="3.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955cm" svg:y="3.17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32cm" svg:y="3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5cm" svg:height="0.635cm" svg:x="20.32cm" svg:y="3.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955cm" svg:y="4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32cm" svg:y="4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0.635cm" svg:height="0.635cm" draw:transform="rotate (-3.14159265358979) translate (20.955cm 6.3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draw:transform="rotate (-3.14159265358979) translate (20.955cm 5.71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draw:transform="rotate (-3.14159265358979) translate (19.685cm 6.3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draw:transform="rotate (-3.14159265358979) translate (20.32cm 6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35cm" svg:height="0.635cm" draw:transform="rotate (-3.14159265358979) translate (20.32cm 5.71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draw:transform="rotate (-3.14159265358979) translate (19.685cm 5.0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draw:transform="rotate (-3.14159265358979) translate (20.32cm 5.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4" draw:layer="layout" svg:width="0.635cm" svg:height="0.635cm" svg:x="17.78cm" svg:y="3.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635cm" svg:x="18.415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635cm" svg:x="19.05cm" svg:y="3.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635cm" svg:x="18.415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635cm" svg:height="0.635cm" svg:x="17.78cm" svg:y="5.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635cm" svg:x="19.05cm" svg:y="5.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635cm" svg:x="18.415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5" draw:layer="layout" svg:width="0.635cm" svg:height="0.635cm" svg:x="12.7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35cm" svg:height="0.635cm" svg:x="13.335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35cm" svg:height="0.635cm" svg:x="13.97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35cm" svg:height="0.635cm" svg:x="13.97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35cm" svg:height="0.635cm" svg:x="12.7cm" svg:y="10.7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35cm" svg:height="0.635cm" svg:x="13.97cm" svg:y="10.7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35cm" svg:height="0.635cm" svg:x="13.335cm" svg:y="10.7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6" draw:layer="layout" svg:width="0.635cm" svg:height="0.635cm" draw:transform="rotate (-3.14159265358979) translate (14.605cm 7.6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" draw:text-style-name="P6" draw:layer="layout" svg:width="0.635cm" svg:height="0.635cm" draw:transform="rotate (-3.14159265358979) translate (13.97cm 7.6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" draw:text-style-name="P6" draw:layer="layout" svg:width="0.635cm" svg:height="0.635cm" draw:transform="rotate (-3.14159265358979) translate (13.335cm 8.2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" draw:text-style-name="P6" draw:layer="layout" svg:width="0.635cm" svg:height="0.635cm" draw:transform="rotate (-3.14159265358979) translate (13.335cm 7.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635cm" svg:height="0.635cm" draw:transform="rotate (-3.14159265358979) translate (14.605cm 6.98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" draw:text-style-name="P6" draw:layer="layout" svg:width="0.635cm" svg:height="0.635cm" draw:transform="rotate (-3.14159265358979) translate (13.335cm 6.98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" draw:text-style-name="P6" draw:layer="layout" svg:width="0.635cm" svg:height="0.635cm" draw:transform="rotate (-3.14159265358979) translate (13.97cm 6.9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7" draw:layer="layout" svg:width="0.635cm" svg:height="0.635cm" svg:x="12.7cm" svg:y="3.1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35cm" svg:height="0.635cm" svg:x="13.335cm" svg:y="3.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35cm" svg:height="0.635cm" svg:x="13.97cm" svg:y="3.1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35cm" svg:height="0.635cm" svg:x="13.335cm" svg:y="3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635cm" svg:height="0.635cm" svg:x="12.7cm" svg:y="4.4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35cm" svg:height="0.635cm" svg:x="12.7cm" svg:y="3.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8" draw:layer="layout" svg:width="0.635cm" svg:height="0.635cm" draw:transform="rotate (-3.14159265358979) translate (14.605cm 5.715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635cm" svg:height="0.635cm" draw:transform="rotate (-3.14159265358979) translate (13.97cm 5.08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635cm" svg:height="0.635cm" draw:transform="rotate (-3.14159265358979) translate (13.335cm 5.715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635cm" svg:height="0.635cm" draw:transform="rotate (-3.14159265358979) translate (13.97cm 5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635cm" svg:height="0.635cm" draw:transform="rotate (-3.14159265358979) translate (14.605cm 4.445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635cm" svg:height="0.635cm" draw:transform="rotate (-3.14159265358979) translate (14.605cm 5.0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9" draw:layer="layout" svg:width="0.635cm" svg:height="0.635cm" svg:x="12.7cm" svg:y="8.25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635cm" svg:height="0.635cm" svg:x="13.335cm" svg:y="8.25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635cm" svg:height="0.635cm" svg:x="13.97cm" svg:y="7.6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0.635cm" svg:height="0.635cm" svg:x="13.335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0.635cm" svg:height="0.635cm" svg:x="12.7cm" svg:y="8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0" draw:layer="layout" svg:width="0.635cm" svg:height="0.635cm" draw:transform="rotate (-3.14159265358979) translate (14.605cm 9.525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635cm" svg:height="0.635cm" draw:transform="rotate (-3.14159265358979) translate (13.97cm 9.525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635cm" svg:height="0.635cm" draw:transform="rotate (-3.14159265358979) translate (13.335cm 10.16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635cm" svg:height="0.635cm" draw:transform="rotate (-3.14159265358979) translate (13.97cm 10.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0.635cm" svg:height="0.635cm" draw:transform="rotate (-3.14159265358979) translate (14.605cm 8.8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1" draw:layer="layout" svg:width="0.635cm" svg:height="0.635cm" svg:x="20.955cm" svg:y="3.8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635cm" svg:height="0.635cm" svg:x="21.59cm" svg:y="4.44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635cm" svg:height="0.635cm" svg:x="22.225cm" svg:y="3.8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635cm" svg:height="0.635cm" svg:x="21.59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1" draw:layer="layout" svg:width="0.635cm" svg:height="0.635cm" svg:x="20.955cm" svg:y="5.0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635cm" svg:height="0.635cm" svg:x="22.225cm" svg:y="5.0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635cm" svg:height="0.635cm" svg:x="21.59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30T10:57:58.667540982</meta:creation-date>
    <dc:date>2025-12-30T11:22:28.832308892</dc:date>
    <meta:editing-duration>PT13M59S</meta:editing-duration>
    <meta:editing-cycles>2</meta:editing-cycles>
    <meta:generator>LibreOffice/7.3.7.2$Linux_X86_64 LibreOffice_project/30$Build-2</meta:generator>
    <meta:document-statistic meta:object-count="152"/>
  </office:meta>
</office:document-meta>
</file>